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7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/Hz</text:p>
          </table:table-cell>
          <table:table-cell office:value-type="string" calcext:value-type="string">
            <text:p>Ueff/mV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.33" calcext:value-type="float">
            <text:p>18.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 office:value-type="float" office:value="85.8" calcext:value-type="float">
            <text:p>85.8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5.53" calcext:value-type="float">
            <text:p>125.5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9.49" calcext:value-type="float">
            <text:p>149.4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6.04" calcext:value-type="float">
            <text:p>96.0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1.24" calcext:value-type="float">
            <text:p>41.2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 office:value-type="float" office:value="34" calcext:value-type="float">
            <text:p>34.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.61" calcext:value-type="float">
            <text:p>21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8:14:56.784874149</meta:creation-date>
    <dc:date>2020-03-10T18:25:33.385746660</dc:date>
    <meta:editing-duration>PT10M34S</meta:editing-duration>
    <meta:editing-cycles>5</meta:editing-cycles>
    <meta:generator>LibreOffice/6.0.7.3$Linux_X86_64 LibreOffice_project/00m0$Build-3</meta:generator>
    <meta:document-statistic meta:table-count="1" meta:cell-count="52" meta:object-count="0"/>
  </office:meta>
</office:document-meta>
</file>